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Courier New Bold" svg:font-family="'Courier New Bold'"/>
    <style:font-face style:name="OpenSymbol" svg:font-family="OpenSymbol, 'Arial Unicode MS'"/>
    <style:font-face style:name="Courier New" svg:font-family="'Courier New'" style:font-pitch="fixed"/>
    <style:font-face style:name="Courier New1" svg:font-family="'Courier New'" style:font-adornments="Bold" style:font-pitch="fixed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6229in" style:rel-column-width="24822*"/>
    </style:style>
    <style:style style:name="Table1.B" style:family="table-column">
      <style:table-column-properties style:column-width="4.3021in" style:rel-column-width="4071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table:align="left" style:writing-mode="lr-tb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71in" fo:margin-left="0in" table:align="left" style:writing-mode="lr-tb"/>
    </style:style>
    <style:style style:name="Table4.A" style:family="table-column">
      <style:table-column-properties style:column-width="3.1875in"/>
    </style:style>
    <style:style style:name="Table4.B" style:family="table-column">
      <style:table-column-properties style:column-width="3.7396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4pt" officeooo:rsid="0021780c" officeooo:paragraph-rsid="002e74c2" style:font-size-asian="14pt" style:font-size-complex="14pt"/>
    </style:style>
    <style:style style:name="P5" style:family="paragraph" style:parent-style-name="Standard">
      <style:text-properties style:font-name="Arial" fo:font-size="14pt" officeooo:paragraph-rsid="002e74c2" style:font-size-asian="14pt" style:font-size-complex="14pt"/>
    </style:style>
    <style:style style:name="P6" style:family="paragraph" style:parent-style-name="Standard">
      <style:text-properties style:font-name="Arial" fo:font-size="14pt" fo:font-weight="normal" officeooo:paragraph-rsid="0039d93f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1pt" fo:font-weight="normal" officeooo:rsid="00259cd3" officeooo:paragraph-rsid="00259cd3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Arial" fo:font-size="9pt" fo:font-style="italic" fo:font-weight="normal" officeooo:paragraph-rsid="0039d93f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>
      <style:text-properties style:font-name="Arial" fo:font-size="9pt" style:font-size-asian="7.84999990463257pt" style:font-size-complex="9pt"/>
    </style:style>
    <style:style style:name="P11" style:family="paragraph" style:parent-style-name="Standard">
      <style:text-properties style:font-name="Arial" fo:font-size="14pt" fo:font-weight="normal" officeooo:paragraph-rsid="00304bd9" style:font-size-asian="14pt" style:font-weight-asian="normal" style:font-size-complex="14pt" style:font-weight-complex="normal"/>
    </style:style>
    <style:style style:name="P12" style:family="paragraph" style:parent-style-name="Standard" style:list-style-name="WW8Num1">
      <style:text-properties style:font-name="Arial" fo:font-size="10.5pt" officeooo:paragraph-rsid="002bd0f8" style:font-size-asian="10.5pt" style:font-size-complex="10.5pt"/>
    </style:style>
    <style:style style:name="P13" style:family="paragraph" style:parent-style-name="Standard" style:list-style-name="WW8Num2">
      <style:text-properties style:font-name="Arial" fo:font-size="10.5pt" officeooo:paragraph-rsid="002bd0f8" style:font-size-asian="10.5pt" style:font-size-complex="10.5pt"/>
    </style:style>
    <style:style style:name="P14" style:family="paragraph" style:parent-style-name="Standard" style:list-style-name="WW8Num3">
      <style:text-properties style:font-name="Arial" fo:font-size="10.5pt" style:font-size-asian="10.5pt" style:font-size-complex="10.5pt"/>
    </style:style>
    <style:style style:name="P15" style:family="paragraph" style:parent-style-name="Standard">
      <style:text-properties style:font-name="Arial" fo:font-size="10.5pt" officeooo:paragraph-rsid="002bd0f8" style:font-size-asian="9.14999961853027pt" style:font-size-complex="10.5pt"/>
    </style:style>
    <style:style style:name="P16" style:family="paragraph" style:parent-style-name="Standard">
      <style:text-properties style:font-name="Arial" fo:font-size="10.5pt" fo:font-weight="bold" officeooo:paragraph-rsid="002bd0f8" style:font-size-asian="9.14999961853027pt" style:font-weight-asian="bold" style:font-size-complex="10.5pt" style:font-weight-complex="bold"/>
    </style:style>
    <style:style style:name="P17" style:family="paragraph" style:parent-style-name="Standard" style:list-style-name="WW8Num3">
      <style:text-properties style:font-name="Arial" fo:font-size="10.5pt" fo:font-weight="normal" officeooo:rsid="002687b1" officeooo:paragraph-rsid="002687b1" style:font-size-asian="10.5pt" style:font-weight-asian="normal" style:font-size-complex="10.5pt" style:font-weight-complex="normal"/>
    </style:style>
    <style:style style:name="P18" style:family="paragraph" style:parent-style-name="Standard" style:list-style-name="WW8Num3">
      <style:text-properties style:font-name="Arial" fo:font-size="10.5pt" fo:font-weight="normal" officeooo:rsid="00259cd3" officeooo:paragraph-rsid="00259cd3" style:font-size-asian="10.5pt" style:font-weight-asian="normal" style:font-size-complex="10.5pt" style:font-weight-complex="normal"/>
    </style:style>
    <style:style style:name="P19" style:family="paragraph" style:parent-style-name="Standard" style:list-style-name="WW8Num3">
      <style:text-properties style:font-name="Arial" fo:font-size="10.5pt" fo:font-weight="normal" officeooo:rsid="00291365" officeooo:paragraph-rsid="00291365" style:font-size-asian="10.5pt" style:font-weight-asian="normal" style:font-size-complex="10.5pt" style:font-weight-complex="normal"/>
    </style:style>
    <style:style style:name="P20" style:family="paragraph" style:parent-style-name="Standard" style:list-style-name="WW8Num3">
      <style:text-properties style:font-name="Arial" fo:font-size="10.5pt" fo:font-weight="normal" officeooo:rsid="002a6766" officeooo:paragraph-rsid="002a6766" style:font-size-asian="10.5pt" style:font-weight-asian="normal" style:font-size-complex="10.5pt" style:font-weight-complex="normal"/>
    </style:style>
    <style:style style:name="P21" style:family="paragraph" style:parent-style-name="Standard" style:list-style-name="WW8Num3">
      <style:text-properties style:font-name="Arial" fo:font-size="10.5pt" fo:font-weight="normal" officeooo:paragraph-rsid="00254718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Arial" fo:font-size="16pt" fo:font-weight="bold" officeooo:paragraph-rsid="002bd0f8" style:font-size-asian="16pt" style:font-weight-asian="bold" style:font-size-complex="16pt" style:font-weight-complex="bold"/>
    </style:style>
    <style:style style:name="P24" style:family="paragraph" style:parent-style-name="Standard" style:list-style-name="WW8Num3">
      <style:text-properties style:font-name="Arial" fo:font-size="11pt" style:font-size-asian="11pt" style:font-size-complex="11pt"/>
    </style:style>
    <style:style style:name="P25" style:family="paragraph" style:parent-style-name="Standard" style:list-style-name="WW8Num3">
      <style:text-properties style:font-name="Arial" fo:font-size="11pt" officeooo:paragraph-rsid="002b8608" style:font-size-asian="11pt" style:font-size-complex="11pt"/>
    </style:style>
    <style:style style:name="P26" style:family="paragraph" style:parent-style-name="Standard" style:list-style-name="WW8Num3"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/>
      <style:text-properties style:font-name="Arial" fo:font-size="9pt" fo:font-style="italic" officeooo:paragraph-rsid="002e74c2" style:font-size-asian="9pt" style:font-style-asian="italic" style:font-size-complex="9pt" style:font-style-complex="italic"/>
    </style:style>
    <style:style style:name="P28" style:family="paragraph" style:parent-style-name="Standard">
      <style:paragraph-properties fo:text-align="end" style:justify-single-word="false"/>
      <style:text-properties style:font-name="Arial" fo:font-size="9pt" fo:font-style="italic" officeooo:paragraph-rsid="00304bd9" style:font-size-asian="9pt" style:font-style-asian="italic" style:font-size-complex="9pt" style:font-style-complex="italic"/>
    </style:style>
    <style:style style:name="P29" style:family="paragraph" style:parent-style-name="Standard">
      <style:paragraph-properties fo:text-align="end" style:justify-single-word="false"/>
      <style:text-properties style:font-name="Arial" fo:font-size="9pt" fo:font-style="italic" officeooo:rsid="003fb95c" officeooo:paragraph-rsid="003fb95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text-align="end" style:justify-single-word="false"/>
      <style:text-properties style:font-name="Arial" fo:font-size="9pt" fo:font-style="italic" officeooo:rsid="003ff224" officeooo:paragraph-rsid="003ff224" style:font-size-asian="9pt" style:font-style-asian="italic" style:font-size-complex="9pt" style:font-style-complex="italic"/>
    </style:style>
    <style:style style:name="P31" style:family="paragraph" style:parent-style-name="Standard" style:list-style-name="WW8Num3">
      <style:text-properties style:font-name="Arial"/>
    </style:style>
    <style:style style:name="P32" style:family="paragraph" style:parent-style-name="Standard" style:list-style-name="WW8Num3">
      <style:text-properties style:font-name="Arial" officeooo:paragraph-rsid="0039ead9"/>
    </style:style>
    <style:style style:name="P33" style:family="paragraph" style:parent-style-name="Standard" style:list-style-name="WW8Num3"/>
    <style:style style:name="P34" style:family="paragraph" style:parent-style-name="Standard" style:master-page-name="Standard">
      <style:paragraph-properties style:page-number="auto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21780c"/>
    </style:style>
    <style:style style:name="T3" style:family="text">
      <style:text-properties style:font-name="Courier Ne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style:font-name="Courier New" fo:font-size="20pt" fo:font-style="italic" fo:font-weight="bold" officeooo:rsid="0021780c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urier New" fo:font-style="italic" fo:font-weight="bold" officeooo:rsid="0021780c" style:font-style-asian="italic" style:font-weight-asian="bold" style:font-style-complex="italic" style:font-weight-complex="bold"/>
    </style:style>
    <style:style style:name="T7" style:family="text">
      <style:text-properties style:font-name="Courier New" fo:font-style="italic" style:font-style-asian="italic" style:font-style-complex="italic"/>
    </style:style>
    <style:style style:name="T8" style:family="text">
      <style:text-properties style:font-name="Courier New" fo:font-style="italic" officeooo:rsid="0021780c" style:font-style-asian="italic" style:font-style-complex="italic"/>
    </style:style>
    <style:style style:name="T9" style:family="text">
      <style:text-properties officeooo:rsid="0028823b"/>
    </style:style>
    <style:style style:name="T10" style:family="text">
      <style:text-properties officeooo:rsid="00291216"/>
    </style:style>
    <style:style style:name="T11" style:family="text">
      <style:text-properties style:font-name="Ari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4" style:family="text">
      <style:text-properties style:font-name="Arial" fo:font-size="9pt" fo:font-style="italic" officeooo:rsid="0022eac5" style:font-size-asian="9pt" style:font-style-asian="italic" style:font-size-complex="9pt" style:font-style-complex="italic"/>
    </style:style>
    <style:style style:name="T15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Arial" fo:font-size="10.5pt" style:font-size-asian="10.5pt" style:font-size-complex="10.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b8608"/>
    </style:style>
    <style:style style:name="T19" style:family="text">
      <style:text-properties officeooo:rsid="002bd0f8"/>
    </style:style>
    <style:style style:name="T20" style:family="text">
      <style:text-properties officeooo:rsid="003fb95c"/>
    </style:style>
    <style:style style:name="T21" style:family="text">
      <style:text-properties officeooo:rsid="003ff22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1780c" style:font-style-asian="italic" style:font-style-complex="italic"/>
    </style:style>
    <style:style style:name="T24" style:family="text">
      <style:text-properties fo:font-size="10.5pt" style:font-size-asian="9.14999961853027pt" style:font-size-complex="10.5pt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officeooo:rsid="003fb95c" style:font-size-asian="10.5pt" style:font-size-complex="10.5pt"/>
    </style:style>
    <style:style style:name="T27" style:family="text">
      <style:text-properties officeooo:rsid="002547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3">Charlie</text:span><text:span text:style-name="T22"> Abeling</text:span></text:p>
      <text:p text:style-name="P1"><text:a xlink:type="simple" xlink:href="http://chuckfairy.com/" text:style-name="Internet_20_link" text:visited-style-name="Visited_20_Internet_20_Link"><text:span text:style-name="Internet_20_link"><text:span text:style-name="T13">http://chuckfairy.com</text:span></text:span></text:a></text:p>
      <text:p text:style-name="P1"><text:span text:style-name="T14">Berwyn IL - </text:span><text:span text:style-name="T13">630-639-9931 – </text:span><text:a xlink:type="simple" xlink:href="mailto:charlieabeling@gmail.com" text:style-name="Internet_20_link" text:visited-style-name="Visited_20_Internet_20_Link"><text:span text:style-name="Internet_20_link"><text:span text:style-name="T13">charlieabeling@gmail.com</text:span></text:span></text:a></text:p>
      <text:p text:style-name="Standard"><text:span text:style-name="T15">Summary</text:span></text:p>
      <text:p text:style-name="P3"><text:tab/></text:p>
      <text:p text:style-name="P3"><text:tab/><text:span text:style-name="T25">To obtain an information management position that utilizes and builds upon my knowledge of software languages, education and work experience with open source projects.</text:span> </text:p>
      <text:p text:style-name="P10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Languages</text:p>
            <text:p text:style-name="P16"/>
            <text:list xml:id="list1859860922315364080" text:style-name="WW8Num1">
              <text:list-item>
                <text:p text:style-name="P12">HTML, CSS, <text:span text:style-name="T18">and </text:span>JavaScript</text:p>
              </text:list-item>
              <text:list-item>
                <text:p text:style-name="P12">PHP</text:p>
              </text:list-item>
              <text:list-item>
                <text:p text:style-name="P12">Bash</text:p>
              </text:list-item>
              <text:list-item>
                <text:p text:style-name="P12">Ruby</text:p>
              </text:list-item>
              <text:list-item>
                <text:p text:style-name="P12">C/C++</text:p>
              </text:list-item>
            </text:list>
          </table:table-cell>
          <table:table-cell table:style-name="Table1.A1" office:value-type="string">
            <text:p text:style-name="P23">Software</text:p>
            <text:p text:style-name="P15"><text:span text:style-name="T17"/></text:p>
            <text:list xml:id="list6175626170788578220" text:style-name="WW8Num2">
              <text:list-item>
                <text:p text:style-name="P13">Git <text:span text:style-name="T19">and other deployment tools</text:span></text:p>
              </text:list-item>
              <text:list-item>
                <text:p text:style-name="P13">Unix based systems and servers</text:p>
              </text:list-item>
              <text:list-item>
                <text:p text:style-name="P13">MySQL, MongoDB, and <text:span text:style-name="T21">various</text:span> database servers</text:p>
              </text:list-item>
              <text:list-item>
                <text:p text:style-name="P13">PHP MVC Frameworks such as Symfony</text:p>
              </text:list-item>
              <text:list-item>
                <text:p text:style-name="P13">Blender 3D modeling and rigging</text:p>
              </text:list-item>
              <text:list-item>
                <text:p text:style-name="P13">Adobe Creative Suite</text:p>
              </text:list-item>
              <text:list-item>
                <text:p text:style-name="P13">Nodejs</text:p>
              </text:list-item>
            </text:list>
          </table:table-cell>
        </table:table-row>
      </table:table>
      <text:p text:style-name="P2">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WebToMed LLC</text:p>
          </table:table-cell>
          <table:table-cell table:style-name="Table2.A1" office:value-type="string">
            <text:p text:style-name="P27"><text:span text:style-name="T2">Full</text:span> <text:span text:style-name="T2">Stack</text:span> Engineer, <text:span text:style-name="T2">September</text:span> 201<text:span text:style-name="T2">6</text:span> – <text:span text:style-name="T2">Current</text:span></text:p>
            <text:p text:style-name="P29"><text:a xlink:type="simple" xlink:href="http://webtomed.com/" text:style-name="Internet_20_link" text:visited-style-name="Visited_20_Internet_20_Link">http://webtomed.com</text:a></text:p>
          </table:table-cell>
        </table:table-row>
      </table:table>
      <text:list xml:id="list9087640876655736814" text:style-name="WW8Num3">
        <text:list-item>
          <text:p text:style-name="P21"><text:span text:style-name="T27">Maintained and enhanced propriety CMS software.</text:span></text:p>
        </text:list-item>
        <text:list-item>
          <text:p text:style-name="P17">Developed with medical compliances like HIPAA and <text:span text:style-name="T9">e</text:span>-<text:span text:style-name="T9">c</text:span>ommerce <text:span text:style-name="T9">compliances like PCI’s</text:span>.</text:p>
        </text:list-item>
        <text:list-item>
          <text:p text:style-name="P18">Updated <text:span text:style-name="T10">and refactored </text:span>older PHP code to new standards and versions.</text:p>
        </text:list-item>
        <text:list-item>
          <text:p text:style-name="P19">Maintained quality assurance on both sides of the web.</text:p>
        </text:list-item>
        <text:list-item>
          <text:p text:style-name="P20">Worked with numerous health care companies and professionals.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ynergy Marketing Partners <text:span text:style-name="T2">LLC</text:span></text:p>
          </table:table-cell>
          <table:table-cell table:style-name="Table3.A1" office:value-type="string">
            <text:p text:style-name="P27">Software Engineer, March 2015 – <text:span text:style-name="T2">September 2016</text:span></text:p>
            <text:p text:style-name="P29"><text:a xlink:type="simple" xlink:href="http://synmp.com/" text:style-name="Internet_20_link" text:visited-style-name="Visited_20_Internet_20_Link">http://synmp.com</text:a></text:p>
          </table:table-cell>
        </table:table-row>
      </table:table>
      <text:list xml:id="list131652999325468" text:continue-numbering="true" text:style-name="WW8Num3">
        <text:list-item>
          <text:p text:style-name="P31"><text:span text:style-name="T25">Managed and created </text:span><text:span text:style-name="T26">consumer</text:span><text:span text:style-name="T25"> sites and sweepstakes pages for General Motors </text:span><text:span text:style-name="T26">companies</text:span><text:span text:style-name="T25">.</text:span></text:p>
        </text:list-item>
        <text:list-item>
          <text:p text:style-name="P14">Headed our proprietary metrics <text:span text:style-name="T20">reporting</text:span> platform for our consumer facing sites.</text:p>
        </text:list-item>
        <text:list-item>
          <text:p text:style-name="P14">Setup web analytics metrics for consumer facing sites using Adobe Omniture.</text:p>
        </text:list-item>
        <text:list-item>
          <text:p text:style-name="P33"><text:span text:style-name="T16">Created a Pinball and Bowling WebGL game for our client ACDelco for their ACDelco Garage sweepstakes platform </text:span><text:a xlink:type="simple" xlink:href="https://acdelcogarage.com/" text:style-name="Internet_20_link" text:visited-style-name="Visited_20_Internet_20_Link"><text:span text:style-name="Internet_20_link"><text:span text:style-name="T16">https://acdelcogarage.com</text:span></text:span></text:a></text:p>
        </text:list-item>
        <text:list-item>
          <text:p text:style-name="P14">Created and maintain<text:span text:style-name="T21">ed</text:span> our event team management system and brand ambassador portal.</text:p>
        </text:list-item>
        <text:list-item>
          <text:p text:style-name="P14">Created <text:span text:style-name="T20">CRM </text:span>reports for our clients in outputs such as CSV, XLSX, <text:span text:style-name="T20">DOC</text:span>, PDF, and image<text:span text:style-name="T20">s</text:span>.</text:p>
          <text:p text:style-name="P26"/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Lincoln Music Publications</text:p>
          </table:table-cell>
          <table:table-cell table:style-name="Table4.A1" office:value-type="string">
            <text:p text:style-name="P28">Webmaster, 2014 – Current</text:p>
            <text:p text:style-name="P30"><text:a xlink:type="simple" xlink:href="http://lincolnmusicpublications.com/" text:style-name="Internet_20_link" text:visited-style-name="Visited_20_Internet_20_Link">http://lincolnmusicpublications.com</text:a></text:p>
          </table:table-cell>
        </table:table-row>
      </table:table>
      <text:list xml:id="list131652858008030" text:continue-numbering="true" text:style-name="WW8Num3">
        <text:list-item>
          <text:p text:style-name="P25">Database, site management, and design</text:p>
        </text:list-item>
        <text:list-item>
          <text:p text:style-name="P24">Authorize.net and paypal payment integrations</text:p>
        </text:list-item>
        <text:list-item>
          <text:p text:style-name="P24">SEO and site analytics</text:p>
          <text:p text:style-name="P24"/>
        </text:list-item>
      </text:list>
      <text:p text:style-name="P2">Education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Columbia College Chicago</text:p>
          </table:table-cell>
          <table:table-cell table:style-name="Table5.A1" office:value-type="string">
            <text:p text:style-name="P9">2012-2014</text:p>
          </table:table-cell>
        </table:table-row>
      </table:table>
      <text:p text:style-name="P8"/>
      <text:list xml:id="list131654317214946" text:continue-numbering="true" text:style-name="WW8Num3">
        <text:list-item>
          <text:p text:style-name="P32"><text:span text:style-name="T25">Majoring in Music Composi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Courier New Bold" svg:font-family="'Courier New Bold'"/>
    <style:font-face style:name="OpenSymbol" svg:font-family="OpenSymbol, 'Arial Unicode MS'"/>
    <style:font-face style:name="Courier New" svg:font-family="'Courier New'" style:font-pitch="fixed"/>
    <style:font-face style:name="Courier New1" svg:font-family="'Courier New'" style:font-adornments="Bold" style:font-pitch="fixed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pitch="variable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pitch="variable" fo:font-size="12pt" style:font-size-asian="12pt" style:font-name-complex="OpenSymbol1" style:font-family-complex="OpenSymbol, 'Arial Unicode MS'" style:font-charset-complex="x-symbol" style:font-size-complex="12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/>
    <style:style style:name="Bullet_20_Symbols" style:display-name="Bullet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Abeling</meta:initial-creator>
    <meta:creation-date>2016-07-27T19:49:00</meta:creation-date>
    <dc:date>2017-04-30T13:16:38.296819237</dc:date>
    <meta:editing-cycles>36</meta:editing-cycles>
    <meta:editing-duration>PT1H26M16S</meta:editing-duration>
    <meta:generator>LibreOffice/5.2.6.2$Linux_X86_64 LibreOffice_project/20m0$Build-2</meta:generator>
    <meta:document-statistic meta:table-count="5" meta:image-count="0" meta:object-count="0" meta:page-count="1" meta:paragraph-count="51" meta:word-count="279" meta:character-count="1847" meta:non-whitespace-character-count="1636"/>
  </office:meta>
</office:document-meta>
</file>